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fr" fo:country="FR" style:font-size-asian="10.5pt"/>
    </style:style>
    <style:style style:name="P2" style:family="paragraph" style:parent-style-name="Text_20_body">
      <style:text-properties fo:language="fr" fo:country="FR" style:font-size-asian="10.5pt"/>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1">
      <style:paragraph-properties fo:margin-top="0in" fo:margin-bottom="0in" loext:contextual-spacing="false"/>
    </style:style>
    <style:style style:name="P6" style:family="paragraph" style:parent-style-name="Text_20_body" style:list-style-name="L2">
      <style:paragraph-properties fo:margin-top="0in" fo:margin-bottom="0in" loext:contextual-spacing="false"/>
    </style:style>
    <style:style style:name="T1" style:family="text">
      <style:text-properties fo:language="fr" fo:country="FR" style:font-size-asian="10.5pt"/>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Quand vous envoyez une photo, un email ou que vous consultez des informations sur Internet, </text:span><text:span text:style-name="Strong_20_Emphasis"><text:span text:style-name="T1">vous demandez et envoyez des données</text:span></text:span><text:span text:style-name="T1"> depuis votre ordinateur, et le serveur qui héberge ces données les renvoient à votre ordinateur en les fractionnant en petits morceaux qui s’appellent des </text:span><text:span text:style-name="Strong_20_Emphasis"><text:span text:style-name="T1">paquets</text:span></text:span><text:span text:style-name="T1">. Quand les paquets atteignent leur destination, ils sont réassemblés et interprétés par votre navigateur Internet (Firefox, Chrome, etc.).</text:span></text:p>
      <text:p text:style-name="P2">Ce qui est fascinant, c’est que ces paquets peuvent prendre des chemins multiples pour atteindre leur destination. Même si une grosse partie du réseau Internet mondiale venait à être coupée, Internet pourrait donc continuer à fonctionner.</text:p>
      <text:p text:style-name="Text_20_body"><text:span text:style-name="T1">Plus votre connexion à Internet via votre fournisseur d’accès à Internet est rapide, plus vous pouvez envoyer et recevoir un nombre de paquets important. C’est pour cela qu’on dit quotidiennement: « ma connexion est rapide » ou « ma connexion Internet rame ». Il ne faut donc pas confondre la rapidité d’une connexion à Internet (qui dépend du nombre de paquets que vous pouvez envoyer par seconde) et la rapidité d’un ordinateur (qui dépend du nombre d’instructions qu’il peut traiter par seconde). </text:span><text:span text:style-name="Strong_20_Emphasis"><text:span text:style-name="T1">Vous pouvez ainsi très bien posséder un ordinateur ultra performant et une connexion à Internet très lente</text:span></text:span><text:span text:style-name="T1">. Dans ce cas, vous pourrez jouer aux derniers jeux vidéo du marché tout en surfant sur la toile comme un escargot…</text:span></text:p>
      <text:h text:style-name="Heading_20_3" text:outline-level="3"><text:bookmark text:name="Voici_ce_qui_se_passe_lorsque_vous_visitez_le_site_de_Google"/><text:span text:style-name="T1">Voici ce qui se passe lorsque vous visitez le site de Google</text:span></text:h>
      <text:list xml:id="list2418580752" text:style-name="L1">
        <text:list-item>
          <text:p text:style-name="P5">vous saisissez <text:span text:style-name="Strong_20_Emphasis">l’adresse URL</text:span> de Google (google.com) dans votre <text:span text:style-name="Strong_20_Emphasis">navigateur Internet</text:span> (Firefox, Chrome, Opera, Internet Explorer, Edge, etc.)</text:p>
        </text:list-item>
        <text:list-item>
          <text:p text:style-name="P5">votre ordinateur envoie une requête à votre <text:span text:style-name="Strong_20_Emphasis">fournisseur d’accès à Internet</text:span> (Swissco, Free, etc.) et ce dernier va router (transmettre) votre demande à un <text:span text:style-name="Strong_20_Emphasis">serveur DNS</text:span> (Domain Name Server) qui à son tour va faire correspondre<text:span text:style-name="Strong_20_Emphasis"> le nom de domaine</text:span> que vous avez demandé à son <text:span text:style-name="Strong_20_Emphasis">adresse IP</text:span> unique afin de pouvoir rediriger votre demande initiale vers le <text:span text:style-name="Strong_20_Emphasis">serveur</text:span> Google adéquat dont l’adresse IP correspond au nom de domaine google.com</text:p>
        </text:list-item>
        <text:list-item>
          <text:p text:style-name="P5">le <text:span text:style-name="Strong_20_Emphasis">serveur</text:span> qui héberge google.com répond à votre demande et vous envoie les données qui correspondent au site que vous avez demandé sous forme de plusieurs <text:span text:style-name="Strong_20_Emphasis">paquets</text:span></text:p>
        </text:list-item>
        <text:list-item>
          <text:p text:style-name="P3">votre <text:span text:style-name="Strong_20_Emphasis">navigateur Internet</text:span> (Forefox, Chrome, etc.) recompose ces paquets et affiche ces données sur votre écran</text:p>
        </text:list-item>
      </text:list>
      <text:p text:style-name="Text_20_body">Et tout cela se déroule en une fraction de seconde. Incroyable n’est-ce pas ?</text:p>
      <text:h text:style-name="Heading_20_3" text:outline-level="3"><text:bookmark text:name="Voici_ce_qui_se_passe_lorsque_vous_envoyez_un_email"/>Voici ce qui se passe lorsque vous envoyez un email</text:h>
      <text:p text:style-name="Text_20_body">Pour notre exemple, partons du principe que vous possédez une adresse email chez <text:span text:style-name="Emphasis">outlook.com</text:span> (la messagerie de Microsoft) et que votre destinataire possède une adresse email chez<text:span text:style-name="Emphasis"> gmail.com</text:span> (la messagerie de Google).</text:p>
      <text:list xml:id="list2140957054" text:style-name="L2">
        <text:list-item>
          <text:p text:style-name="P6">vous vous connectez via votre<text:span text:style-name="Strong_20_Emphasis"> fournisseur d’accès à Internet</text:span> sur le site <text:span text:style-name="Emphasis">outlook.com</text:span> en suivant le même chemin que décrit précédemment et vous écrivez votre email</text:p>
        </text:list-item>
        <text:list-item>
          <text:p text:style-name="P4">dès que vous envoyez votre email, Outlook l’envoie directement à Gmail via (<text:span text:style-name="del">tout le processus décrit ci-dessus</text:span>) Internet. Gmail se charge ensuite de remettre le message à votre destinataire. Il sait à qui remettre votre message grâce à <text:span text:style-name="Strong_20_Emphasis">l’adresse email</text:span> unique de votre destinataire (par ex.: prenom.nom-de-votre-ami@gmail.com)</text:p>
        </text:list-item>
      </text:list>
      <text:h text:style-name="Heading_20_3" text:outline-level="3"><text:bookmark text:name="Les_routeurs_ou_comment_lesdonnees_savent_ou_aller_sur_Internet"/><text:soft-page-break/>Les routeurs ou comment les données savent où aller sur Internet</text:h>
      <text:p text:style-name="Text_20_body">Imaginez-vous au travail dans le même bureau que votre patron.</text:p>
      <text:p text:style-name="Text_20_body">Vous êtes tranquillement en train de publier les dernières photos de vos vacances sur Facebook pendant que votre patron effectue une étude de marché. Vous envoyez et recevez tous les deux des informations via Internet.</text:p>
      <text:p text:style-name="Text_20_body"><text:span text:style-name="Strong_20_Emphasis">Question:</text:span> comment se fait-il que les paquets de données que vous envoyez et recevez n’arrivent pas par accident sur l’ordinateur de votre patron ? Cela pourrait être très embarrassant non ?</text:p>
      <text:p text:style-name="Text_20_body">La solution à ce problème est encore une fois les adresses IP et les routeurs.</text:p>
      <text:p text:style-name="Quotations"><text:span text:style-name="Strong_20_Emphasis">Tout ce qui se connecte directement ou indirectement à Internet possède une adresse IP unique</text:span>. Cela concerne votre ordinateur, votre smartphone, votre tablette, votre TV, votre console de jeu, et tout ce qui se situe ENTRE ces périphériques et les serveurs.</text:p>
      <text:p text:style-name="Text_20_body">C’est comme dans la vraie vie: nous avons les pays, les départements (ou cantons), les villes, les communes et les adresses postales pour retrouver notre chemin. Sur Internet, ce sont les adresses IP qui permettent aux données de trouver leur chemin et ne pas se perdre.</text:p>
      <text:p text:style-name="Text_20_body"><text:span text:style-name="Strong_20_Emphasis">À chaque fois qu’un câble Internet croise un autre câble, il y a un router</text:span> (comme celui que vous avez chez vous et que vous appelez peut-être votre box). Les routeurs conduisent vos paquets d’un routeur à l’autre jusqu’à leur destination finale. Ce sont un peu les GPS d’Internet qui s’assurent que les données vont bien là où elles doivent (à la bonne adresse IP). À chaque fois que vous visitez un site Internet, plus de 10 routeurs s’activent ainsi pour aider des paquets de données à partir et venir de votre ordinateur.</text:p>
      <text:p text:style-name="Text_20_body">Ce sont donc les routeurs qui permettent à votre patron de recevoir les données adéquates par rapport à ce qu’il fait sur Internet.</text:p>
      <text:p text:style-name="Text_20_body"><text:span text:style-name="T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de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0T19:29:40.486741150</meta:creation-date>
    <dc:date>2020-01-20T19:32:16.829932070</dc:date>
    <meta:editing-duration>PT2M40S</meta:editing-duration>
    <meta:editing-cycles>1</meta:editing-cycles>
    <meta:document-statistic meta:table-count="0" meta:image-count="0" meta:object-count="0" meta:page-count="2" meta:paragraph-count="22" meta:word-count="803" meta:character-count="4920" meta:non-whitespace-character-count="4145"/>
    <meta:generator>LibreOffice/6.0.7.3$Linux_X86_64 LibreOffice_project/00m0$Build-3</meta:generator>
  </office:meta>
</office:document-meta>
</file>